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8cm" svg:height="1.8cm" svg:x="3.25cm" svg:y="0.95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9.85cm" svg:y="0.9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6.05cm" svg:y="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75cm" svg:y1="1.8cm" svg:x2="5cm" svg:y2="1.85cm">
          <text:p/>
        </draw:line>
        <draw:line draw:style-name="gr2" draw:text-style-name="P1" draw:layer="layout" svg:x1="16cm" svg:y1="1.9cm" svg:x2="11.6cm" svg:y2="1.9cm">
          <text:p/>
        </draw:line>
        <draw:line draw:style-name="gr2" draw:text-style-name="P1" draw:layer="layout" svg:x1="5.1cm" svg:y1="2.25cm" svg:x2="9.8cm" svg:y2="2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1T16:20:35</meta:creation-date>
    <dc:date>2013-11-14T16:10:48</dc:date>
    <meta:editing-duration>P0D</meta:editing-duration>
    <meta:editing-cycles>2</meta:editing-cycles>
    <meta:generator>LibreOffice/4.0.4.2$MacOSX_x86 LibreOffice_project/9e9821abd0ffdbc09cd8c52eaa574fa09eb08f2</meta:generator>
    <meta:document-statistic meta:object-count="6"/>
  </office:meta>
</office:document-meta>
</file>